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a304" officeooo:paragraph-rsid="0009a304"/>
    </style:style>
    <style:style style:name="P2" style:family="paragraph" style:parent-style-name="Standard">
      <style:text-properties officeooo:rsid="0009a304" officeooo:paragraph-rsid="0009a82d"/>
    </style:style>
    <style:style style:name="P3" style:family="paragraph" style:parent-style-name="Standard">
      <style:text-properties officeooo:rsid="0009a82d" officeooo:paragraph-rsid="0009a82d"/>
    </style:style>
    <style:style style:name="T1" style:family="text">
      <style:text-properties officeooo:rsid="0009a8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fe can be hard at times, if not always.</text:p>
      <text:p text:style-name="P1">That depends on your perspective, probably not completely on you. It depends on the way you see it.</text:p>
      <text:p text:style-name="P1"/>
      <text:p text:style-name="P1">You probably have some needs which you have not met yet. You probably feel lost and useless. You probably feel depressed, and everything seems to go on, but not your way.</text:p>
      <text:p text:style-name="P1"/>
      <text:p text:style-name="P1">You are probably mad at the world, sitting in the comfort of your couch, a comfort you have totally forgotten about, because you are so frustrated. </text:p>
      <text:p text:style-name="P1"/>
      <text:p text:style-name="P1">You are tired, your energy drops so low, you take every instruction given to you as a personal attack, you want to rest, but you cant, you feel worthless and useless, and nothing seems to make you feel good about your own life.</text:p>
      <text:p text:style-name="P1"/>
      <text:p text:style-name="P2">When you step out, reality strikes you so hard that you question everything. <text:span text:style-name="T1">You ask yourself why you neighbor got a bigger house, drives a lambo to work and is not, to you, as better a person as than you are; you ask yourself why earthquakes killed some of your best friends, you are mad at all Muslim because “they are all terrorists”, a generalization you made from the 9/11 attacks. You ask yourself why some stars are stars while they are not as talented as you are. You basically question everything, and go deep into questioning anything; from the useless questions to those the are of no benefit to you, you still ask them though.</text:span></text:p>
      <text:p text:style-name="P2"/>
      <text:p text:style-name="P3">You listen less and talk more. You observe less and look more. You feed less but eat more. You are skinny. Your are skinny in your soul; because you are not in control of your life, but you think you are. Your spirit is so suppressed that your are just similar to a soulless body without insight. You are lost and doomed.</text:p>
      <text:p text:style-name="P3"/>
      <text:p text:style-name="P3">This is not an exclusive book about depression. Neither is this a book that seeks to give a meaning to your life. This book actually cannot give your life a meaning.</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18:55:20.424345985</meta:creation-date>
    <dc:date>2017-03-05T19:23:34.431356270</dc:date>
    <meta:editing-duration>PT12M22S</meta:editing-duration>
    <meta:editing-cycles>1</meta:editing-cycles>
    <meta:document-statistic meta:table-count="0" meta:image-count="0" meta:object-count="0" meta:page-count="1" meta:paragraph-count="8" meta:word-count="336" meta:character-count="1809" meta:non-whitespace-character-count="1480"/>
    <meta:generator>LibreOffice/4.2.8.2$Linux_X86_64 LibreOffice_project/420m0$Build-2</meta:generator>
  </office:meta>
</office:document-meta>
</file>